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b47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draw:fill="none" draw:stroke="solid" svg:stroke-width="0.00694in" svg:stroke-color="#ff0000" draw:marker-end="a443" svg:stroke-opacity="100%" draw:stroke-linejoin="miter" svg:stroke-linecap="butt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6">
      <style:graphic-properties draw:fill="none" draw:stroke="solid" svg:stroke-width="0.00694in" svg:stroke-color="#ff0000" draw:marker-end="a445" svg:stroke-opacity="100%" draw:stroke-linejoin="miter" svg:stroke-linecap="butt"/>
    </style:style>
    <style:style style:family="graphic" style:name="a495">
      <style:graphic-properties draw:fill="none" draw:stroke="solid" svg:stroke-width="0.00694in" svg:stroke-color="#ffc000" draw:marker-end="a494" svg:stroke-opacity="100%" draw:stroke-linejoin="miter" svg:stroke-linecap="butt"/>
    </style:style>
    <style:style style:family="graphic" style:name="a448">
      <style:graphic-properties draw:fill="none" draw:stroke="solid" svg:stroke-width="0.00694in" svg:stroke-color="#4472c4" draw:marker-end="a447" svg:stroke-opacity="100%" draw:stroke-linejoin="miter" svg:stroke-linecap="butt"/>
    </style:style>
    <style:style style:family="graphic" style:name="a497">
      <style:graphic-properties draw:fill="none" draw:stroke="solid" svg:stroke-width="0.00694in" svg:stroke-color="#ffc000" draw:marker-end="a496" svg:stroke-opacity="100%" draw:stroke-linejoin="miter" svg:stroke-linecap="butt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43434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b47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0">
      <style:graphic-properties draw:fill="none" draw:stroke="solid" svg:stroke-width="0.00694in" svg:stroke-color="#ff0000" draw:marker-end="a449" svg:stroke-opacity="100%" draw:stroke-linejoin="miter" svg:stroke-linecap="butt"/>
    </style:style>
    <style:style style:family="graphic" style:name="a404">
      <style:graphic-properties draw:fill="none" draw:stroke="solid" svg:stroke-width="0.00694in" svg:stroke-color="#4472c4" draw:marker-end="a403" svg:stroke-opacity="100%" draw:stroke-linejoin="miter" svg:stroke-linecap="butt"/>
    </style:style>
    <style:style style:family="graphic" style:name="a452">
      <style:graphic-properties draw:fill="none" draw:stroke="solid" svg:stroke-width="0.00694in" svg:stroke-color="#ff0000" draw:marker-end="a451" svg:stroke-opacity="100%" draw:stroke-linejoin="miter" svg:stroke-linecap="butt"/>
    </style:style>
    <style:style style:family="graphic" style:name="a406">
      <style:graphic-properties draw:fill="none" draw:stroke="solid" svg:stroke-width="0.00694in" svg:stroke-color="#4472c4" draw:marker-end="a405" svg:stroke-opacity="100%" draw:stroke-linejoin="miter" svg:stroke-linecap="butt"/>
    </style:style>
    <style:style style:family="graphic" style:name="a454">
      <style:graphic-properties draw:fill="none" draw:stroke="solid" svg:stroke-width="0.00694in" svg:stroke-color="#4472c4" draw:marker-end="a453" svg:stroke-opacity="100%" draw:stroke-linejoin="miter" svg:stroke-linecap="butt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draw:fill="none" draw:stroke="solid" svg:stroke-width="0.00694in" svg:stroke-color="#4472c4" draw:marker-end="a455" svg:stroke-opacity="100%" draw:stroke-linejoin="miter" svg:stroke-linecap="butt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6c4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b47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draw:fill="none" draw:stroke="solid" svg:stroke-width="0.00694in" svg:stroke-color="#4472c4" draw:marker-end="a413" svg:stroke-opacity="100%" draw:stroke-linejoin="miter" svg:stroke-linecap="butt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6c4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0694in" svg:stroke-color="#4472c4" draw:marker-end="a415" svg:stroke-opacity="100%" draw:stroke-linejoin="miter" svg:stroke-linecap="butt"/>
    </style:style>
    <style:style style:family="graphic" style:name="a464">
      <style:graphic-properties draw:fill="none" draw:stroke="solid" svg:stroke-width="0.00694in" svg:stroke-color="#ffc000" draw:marker-end="a463" svg:stroke-opacity="100%" draw:stroke-linejoin="miter" svg:stroke-linecap="butt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b47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7">
      <style:graphic-properties draw:fill="none" draw:stroke="solid" svg:stroke-width="0.00694in" svg:stroke-color="#4472c4" draw:marker-end="a466" svg:stroke-opacity="100%" draw:stroke-linejoin="miter" svg:stroke-linecap="butt"/>
    </style:style>
    <style:style style:family="graphic" style:name="a469">
      <style:graphic-properties draw:fill="none" draw:stroke="solid" svg:stroke-width="0.00694in" svg:stroke-color="#4472c4" draw:marker-end="a468" svg:stroke-opacity="100%" draw:stroke-linejoin="miter" svg:stroke-linecap="butt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b47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b47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b47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b47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b47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b47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b47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draw:fill="none" draw:stroke="solid" svg:stroke-width="0.00694in" svg:stroke-color="#4472c4" draw:marker-end="a436" svg:stroke-opacity="100%" draw:stroke-linejoin="miter" svg:stroke-linecap="butt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5">
      <style:graphic-properties draw:fill="none" draw:stroke="solid" svg:stroke-width="0.00694in" svg:stroke-color="#4472c4" draw:marker-end="a504" svg:stroke-opacity="100%" draw:stroke-linejoin="miter" svg:stroke-linecap="butt"/>
    </style:style>
    <style:style style:family="graphic" style:name="a507">
      <style:graphic-properties draw:fill="none" draw:stroke="solid" svg:stroke-width="0.00694in" svg:stroke-color="#4472c4" draw:marker-end="a506" svg:stroke-opacity="100%" draw:stroke-linejoin="miter" svg:stroke-linecap="butt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356" draw:master-page-name="Master1-Layout2-obj-Title-and-Content" presentation:presentation-page-layout-name="Master1-PPL2" draw:id="Slide-257">
        <draw:custom-shape svg:x="4.72584in" svg:y="0.86522in" svg:width="5.92754in" svg:height="5.08696in" draw:id="id63" draw:style-name="a359" draw:name="Rectangle 12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304in" svg:y="2.60947in" svg:width="4.36522in" svg:height="2.29053in" draw:id="id64" draw:style-name="a362" draw:name="Rectangle 11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014in" svg:y="3.37174in" svg:width="1.33768in" svg:height="0.75652in" draw:id="id65" draw:style-name="a365" draw:name="Rectangle 3">
          <svg:title/>
          <svg:desc/>
          <text:p text:style-name="a364" text:class-names="" text:cond-style-name=""><text:span text:style-name="a363" text:class-names="">Experience vo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4058in" svg:y="3.37174in" svg:width="1.23623in" svg:height="0.75652in" draw:id="id66" draw:style-name="a368" draw:name="Rectangle 4">
          <svg:title/>
          <svg:desc/>
          <text:p text:style-name="a367" text:class-names="" text:cond-style-name=""><text:span text:style-name="a366" text:class-names="">Telem_vo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6956in" svg:y="3.37174in" svg:width="1.23623in" svg:height="0.75652in" draw:id="id67" draw:style-name="a371" draw:name="Rectangle 5">
          <svg:title/>
          <svg:desc/>
          <text:p text:style-name="a370" text:class-names="" text:cond-style-name=""><text:span text:style-name="a369" text:class-names="">Telem_so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9855in" svg:y="3.37174in" svg:width="1.11595in" svg:height="0.75652in" draw:id="id68" draw:style-name="a376" draw:name="Rectangle 6">
          <svg:title/>
          <svg:desc/>
          <text:p text:style-name="a373" text:class-names="" text:cond-style-name=""><text:span text:style-name="a372" text:class-names="">Serial_</text:span></text:p>
          <text:p text:style-name="a375" text:class-names="" text:cond-style-name=""><text:span text:style-name="a374" text:class-names="">interfa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014in" svg:y="0.23841in" svg:width="1.33768in" svg:height="0.75652in" draw:id="id69" draw:style-name="a379" draw:name="Rectangle 7">
          <svg:title/>
          <svg:desc/>
          <text:p text:style-name="a378" text:class-names="" text:cond-style-name=""><text:span text:style-name="a377" text:class-names="">C++ «Arduino»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4058in" svg:y="0.23841in" svg:width="1.23623in" svg:height="0.75652in" draw:id="id70" draw:style-name="a382" draw:name="Rectangle 8">
          <svg:title/>
          <svg:desc/>
          <text:p text:style-name="a381" text:class-names="" text:cond-style-name=""><text:span text:style-name="a380" text:class-names="">Pyth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draw:style-name="a385" draw:name="TextBox 9" svg:x="1.8838in" svg:y="2.26149in" svg:width="1.34493in" svg:height="0.40391in">
          <draw:text-box>
            <text:p text:style-name="a384" text:class-names="" text:cond-style-name=""><text:span text:style-name="a383" text:class-names="">Embedded</text:span></text:p>
          </draw:text-box>
          <svg:title/>
          <svg:desc/>
        </draw:frame>
        <draw:frame draw:id="id72" draw:style-name="a388" draw:name="TextBox 10" svg:x="6.79807in" svg:y="0.50262in" svg:width="1.56023in" svg:height="0.40391in">
          <draw:text-box>
            <text:p text:style-name="a387" text:class-names="" text:cond-style-name=""><text:span text:style-name="a386" text:class-names="">RockHMI/src</text:span></text:p>
          </draw:text-box>
          <svg:title/>
          <svg:desc/>
        </draw:frame>
        <draw:custom-shape svg:x="10.78768in" svg:y="3.37174in" svg:width="1.09493in" svg:height="0.75652in" draw:id="id73" draw:style-name="a391" draw:name="Rectangle 13">
          <svg:title/>
          <svg:desc/>
          <text:p text:style-name="a390" text:class-names="" text:cond-style-name=""><text:span text:style-name="a389" text:class-names="">Influxd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00072in" svg:y="3.37174in" svg:width="1.20652in" svg:height="0.75652in" draw:id="id74" draw:style-name="a394" draw:name="Rectangle 14">
          <svg:title/>
          <svg:desc/>
          <text:p text:style-name="a393" text:class-names="" text:cond-style-name=""><text:span text:style-name="a392" text:class-names="">Grafan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4782in" svg:y="3.37174in" svg:width="1.4087in" svg:height="0.75652in" draw:id="id75" draw:style-name="a399" draw:name="Rectangle 15">
          <svg:title/>
          <svg:desc/>
          <text:p text:style-name="a396" text:class-names="" text:cond-style-name=""><text:span text:style-name="a395" text:class-names="">Influxdb</text:span></text:p>
          <text:p text:style-name="a398" text:class-names="" text:cond-style-name=""><text:span text:style-name="a397" text:class-names="">interfa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3406in" svg:y="4.31891in" svg:width="1.28986in" svg:height="0.44108in" draw:id="id76" draw:style-name="a402" draw:name="Rectangle 17">
          <svg:title/>
          <svg:desc/>
          <text:p text:style-name="a401" text:class-names="" text:cond-style-name=""><text:span text:style-name="a400" text:class-names="">tatele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74782in" svg:y1="3.75in" draw:start-shape="id65" draw:start-glue-point="1" svg:x2="1.94058in" svg:y2="3.75in" draw:end-shape="id66" draw:end-glue-point="3" draw:id="id77" draw:style-name="a404" draw:name="Straight Arrow Connector 19">
          <svg:title/>
          <svg:desc/>
        </draw:connector>
        <draw:connector draw:type="line" svg:x1="1.07899in" svg:y1="4.31891in" draw:start-shape="id76" draw:start-glue-point="0" svg:x2="1.07898in" svg:y2="4.12826in" draw:end-shape="id65" draw:end-glue-point="2" draw:id="id78" draw:style-name="a406" draw:name="Straight Arrow Connector 22">
          <svg:title/>
          <svg:desc/>
        </draw:connector>
        <draw:frame draw:id="id79" draw:style-name="a409" draw:name="TextBox 27" svg:x="1.54668in" svg:y="3.01574in" svg:width="0.54348in" svg:height="0.40391in">
          <draw:text-box>
            <text:p text:style-name="a408" text:class-names="" text:cond-style-name=""><text:span text:style-name="a407" text:class-names="">I2C</text:span></text:p>
          </draw:text-box>
          <svg:title/>
          <svg:desc/>
        </draw:frame>
        <draw:frame draw:id="id80" draw:style-name="a412" draw:name="TextBox 28" svg:x="2.91642in" svg:y="3.01337in" svg:width="0.69637in" svg:height="0.40391in">
          <draw:text-box>
            <text:p text:style-name="a411" text:class-names="" text:cond-style-name=""><text:span text:style-name="a410" text:class-names="">Lora</text:span></text:p>
          </draw:text-box>
          <svg:title/>
          <svg:desc/>
        </draw:frame>
        <draw:connector draw:type="line" svg:x1="3.17681in" svg:y1="3.75in" draw:start-shape="id66" draw:start-glue-point="1" svg:x2="3.36956in" svg:y2="3.75in" draw:end-shape="id67" draw:end-glue-point="3" draw:id="id81" draw:style-name="a414" draw:name="Straight Arrow Connector 29">
          <svg:title/>
          <svg:desc/>
        </draw:connector>
        <draw:connector draw:type="line" svg:x1="4.60579in" svg:y1="3.75in" draw:start-shape="id67" draw:start-glue-point="1" svg:x2="4.79855in" svg:y2="3.75in" draw:end-shape="id68" draw:end-glue-point="3" draw:id="id82" draw:style-name="a416" draw:name="Straight Arrow Connector 35">
          <svg:title/>
          <svg:desc/>
        </draw:connector>
        <draw:custom-shape svg:x="4.79855in" svg:y="2.46221in" svg:width="1.11595in" svg:height="0.58432in" draw:id="id83" draw:style-name="a419" draw:name="Rectangle 38">
          <svg:title/>
          <svg:desc/>
          <text:p text:style-name="a418" text:class-names="" text:cond-style-name=""><text:span text:style-name="a417" text:class-names="">mai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5924in" svg:y="0.98096in" svg:width="1.4087in" svg:height="0.75652in" draw:id="id84" draw:style-name="a423" draw:name="Rectangle 39">
          <svg:title/>
          <svg:desc/>
          <text:p text:style-name="a422" text:class-names="" text:cond-style-name=""><text:span text:style-name="a420" text:class-names="">3</text:span><text:span text:style-name="a421" text:class-names="">d_view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9154in" svg:y="3.37174in" svg:width="1.74409in" svg:height="0.75652in" draw:id="id85" draw:style-name="a426" draw:name="Rectangle 40">
          <svg:title/>
          <svg:desc/>
          <text:p text:style-name="a425" text:class-names="" text:cond-style-name=""><text:span text:style-name="a424" text:class-names="">dataprocess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9154in" svg:y="4.33605in" svg:width="1.74409in" svg:height="0.75652in" draw:id="id86" draw:style-name="a429" draw:name="Rectangle 41">
          <svg:title/>
          <svg:desc/>
          <text:p text:style-name="a428" text:class-names="" text:cond-style-name=""><text:span text:style-name="a427" text:class-names="">error_handl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4088in" svg:y="5.0484in" svg:width="1.22543in" svg:height="0.75652in" draw:id="id87" draw:style-name="a432" draw:name="Rectangle 43">
          <svg:title/>
          <svg:desc/>
          <text:p text:style-name="a431" text:class-names="" text:cond-style-name=""><text:span text:style-name="a430" text:class-names="">FileWrit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8303in" svg:y="1.98974in" svg:width="1.4087in" svg:height="0.75652in" draw:id="id88" draw:style-name="a435" draw:name="Rectangle 46">
          <svg:title/>
          <svg:desc/>
          <text:p text:style-name="a434" text:class-names="" text:cond-style-name=""><text:span text:style-name="a433" text:class-names="">ObjLoad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35652in" svg:y1="3.04653in" draw:start-shape="id83" draw:start-glue-point="2" svg:x2="5.35652in" svg:y2="3.37174in" draw:end-shape="id68" draw:end-glue-point="0" draw:id="id89" draw:style-name="a437" draw:name="Straight Arrow Connector 48">
          <svg:title/>
          <svg:desc/>
        </draw:connector>
        <draw:frame draw:id="id90" draw:style-name="a442" draw:name="TextBox 51" svg:x="3.99734in" svg:y="2.69143in" svg:width="0.92104in" svg:height="0.70684in">
          <draw:text-box>
            <text:p text:style-name="a439" text:class-names="" text:cond-style-name=""><text:span text:style-name="a438" text:class-names="">Serial</text:span></text:p>
            <text:p text:style-name="a441" text:class-names="" text:cond-style-name=""><text:span text:style-name="a440" text:class-names="">USB</text:span></text:p>
          </draw:text-box>
          <svg:title/>
          <svg:desc/>
        </draw:frame>
        <draw:connector draw:type="line" svg:x1="5.35652in" svg:y1="4.12826in" svg:x2="5.85359in" svg:y2="5.0484in" draw:end-shape="id87" draw:end-glue-point="0" draw:id="id91" draw:style-name="a444" draw:name="Straight Arrow Connector 55">
          <svg:title/>
          <svg:desc/>
        </draw:connector>
        <draw:connector draw:type="line" svg:x1="7.56358in" svg:y1="5.09257in" draw:start-shape="id86" draw:start-glue-point="2" svg:x2="6.46631in" svg:y2="5.42666in" draw:end-shape="id87" draw:end-glue-point="1" draw:id="id92" draw:style-name="a446" draw:name="Straight Arrow Connector 58">
          <svg:title/>
          <svg:desc/>
        </draw:connector>
        <draw:connector draw:type="line" svg:x1="7.56358in" svg:y1="4.12826in" draw:start-shape="id85" draw:start-glue-point="2" svg:x2="7.56358in" svg:y2="4.33605in" draw:end-shape="id86" draw:end-glue-point="0" draw:id="id93" draw:style-name="a448" draw:name="Straight Arrow Connector 61">
          <svg:title/>
          <svg:desc/>
        </draw:connector>
        <draw:connector draw:type="line" svg:x1="9.85217in" svg:y1="4.12826in" draw:start-shape="id75" draw:start-glue-point="2" svg:x2="8.43563in" svg:y2="4.71431in" draw:end-shape="id86" draw:end-glue-point="1" draw:id="id94" draw:style-name="a450" draw:name="Straight Arrow Connector 64">
          <svg:title/>
          <svg:desc/>
        </draw:connector>
        <draw:connector draw:type="line" svg:x1="5.37846in" svg:y1="4.12826in" svg:x2="6.69154in" svg:y2="4.71431in" draw:end-shape="id86" draw:end-glue-point="3" draw:id="id95" draw:style-name="a452" draw:name="Straight Arrow Connector 67">
          <svg:title/>
          <svg:desc/>
        </draw:connector>
        <draw:connector draw:type="line" svg:x1="5.9145in" svg:y1="3.75in" draw:start-shape="id68" draw:start-glue-point="1" svg:x2="6.69154in" svg:y2="3.75in" draw:end-shape="id85" draw:end-glue-point="3" draw:id="id96" draw:style-name="a454" draw:name="Straight Arrow Connector 72">
          <svg:title/>
          <svg:desc/>
        </draw:connector>
        <draw:connector draw:type="line" svg:x1="8.43563in" svg:y1="3.75in" draw:start-shape="id85" draw:start-glue-point="1" svg:x2="9.14782in" svg:y2="3.75in" draw:end-shape="id75" draw:end-glue-point="3" draw:id="id97" draw:style-name="a456" draw:name="Straight Arrow Connector 75">
          <svg:title/>
          <svg:desc/>
        </draw:connector>
        <draw:custom-shape svg:x="9.17519in" svg:y="2.17976in" svg:width="1.11595in" svg:height="0.58432in" draw:id="id98" draw:style-name="a459" draw:name="Rectangle 84">
          <svg:title/>
          <svg:desc/>
          <text:p text:style-name="a458" text:class-names="" text:cond-style-name=""><text:span text:style-name="a457" text:class-names="">JSON confi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0285in" svg:y="0.23841in" svg:width="1.11595in" svg:height="0.75652in" draw:id="id99" draw:style-name="a462" draw:name="Rectangle 85">
          <svg:title/>
          <svg:desc/>
          <text:p text:style-name="a461" text:class-names="" text:cond-style-name=""><text:span text:style-name="a460" text:class-names="">JS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73316in" svg:y1="2.76408in" draw:start-shape="id98" draw:start-glue-point="2" svg:x2="9.85217in" svg:y2="3.37174in" draw:end-shape="id75" draw:end-glue-point="0" draw:id="id100" draw:style-name="a464" draw:name="Straight Arrow Connector 86">
          <svg:title/>
          <svg:desc/>
        </draw:connector>
        <draw:connector draw:type="standard" svg:x1="6.71984in" svg:y1="3.23383in" draw:start-shape="id85" draw:start-glue-point="0" svg:x2="7.70149in" svg:y2="2.52801in" draw:id="id101" draw:style-name="a465" draw:transform="translate(-7.21067in -2.88092in) rotate(-1.5708) translate(7.21067in 2.88092in)" draw:name="Connector: Elbow 93">
          <svg:title/>
          <svg:desc/>
        </draw:connector>
        <draw:connector draw:type="standard" svg:x1="7.6474in" svg:y1="2.5314in" svg:x2="6.77541in" svg:y2="1.82705in" draw:id="id102" draw:style-name="a467" draw:transform="translate(-7.2114in -2.17922in) rotate(-1.5708) translate(7.2114in 2.17922in)" draw:name="Connector: Elbow 99">
          <svg:title/>
          <svg:desc/>
        </draw:connector>
        <draw:connector draw:type="line" svg:x1="8.08738in" svg:y1="1.98974in" draw:start-shape="id88" draw:start-glue-point="0" svg:x2="7.56359in" svg:y2="1.73748in" draw:end-shape="id84" draw:end-glue-point="2" draw:id="id103" draw:style-name="a469" draw:name="Straight Arrow Connector 104">
          <svg:title/>
          <svg:desc/>
        </draw:connector>
        <draw:frame draw:id="id104" draw:style-name="a472" draw:name="TextBox 110" svg:x="8.77656in" svg:y="4.4355in" svg:width="1.12319in" svg:height="0.40391in">
          <draw:text-box>
            <text:p text:style-name="a471" text:class-names="" text:cond-style-name=""><text:span text:style-name="a470" text:class-names="">error</text:span></text:p>
          </draw:text-box>
          <svg:title/>
          <svg:desc/>
        </draw:frame>
        <draw:frame draw:id="id105" draw:style-name="a475" draw:name="TextBox 111" svg:x="5.94039in" svg:y="4.08409in" svg:width="1.12319in" svg:height="0.40391in">
          <draw:text-box>
            <text:p text:style-name="a474" text:class-names="" text:cond-style-name=""><text:span text:style-name="a473" text:class-names="">error</text:span></text:p>
          </draw:text-box>
          <svg:title/>
          <svg:desc/>
        </draw:frame>
        <draw:frame draw:id="id106" draw:style-name="a480" draw:name="TextBox 112" svg:x="5.91547in" svg:y="3.38956in" svg:width="1.12319in" svg:height="0.70684in">
          <draw:text-box>
            <text:p text:style-name="a477" text:class-names="" text:cond-style-name=""><text:span text:style-name="a476" text:class-names="">data</text:span></text:p>
            <text:p text:style-name="a479" text:class-names="" text:cond-style-name=""><text:span text:style-name="a478" text:class-names="">string</text:span></text:p>
          </draw:text-box>
          <svg:title/>
          <svg:desc/>
        </draw:frame>
        <draw:frame draw:id="id107" draw:style-name="a485" draw:name="TextBox 113" svg:x="8.35565in" svg:y="3.37876in" svg:width="1.12319in" svg:height="0.70684in">
          <draw:text-box>
            <text:p text:style-name="a482" text:class-names="" text:cond-style-name=""><text:span text:style-name="a481" text:class-names="">data</text:span></text:p>
            <text:p text:style-name="a484" text:class-names="" text:cond-style-name=""><text:span text:style-name="a483" text:class-names="">names</text:span></text:p>
          </draw:text-box>
          <svg:title/>
          <svg:desc/>
        </draw:frame>
        <draw:frame draw:id="id108" draw:style-name="a490" draw:name="TextBox 114" svg:x="5.59472in" svg:y="1.60748in" svg:width="1.36991in" svg:height="0.70684in">
          <draw:text-box>
            <text:p text:style-name="a487" text:class-names="" text:cond-style-name=""><text:span text:style-name="a486" text:class-names="">attitude</text:span></text:p>
            <text:p text:style-name="a489" text:class-names="" text:cond-style-name=""><text:span text:style-name="a488" text:class-names="">positioning</text:span></text:p>
          </draw:text-box>
          <svg:title/>
          <svg:desc/>
        </draw:frame>
        <draw:frame draw:id="id109" draw:style-name="a493" draw:name="TextBox 115" svg:x="7.89554in" svg:y="1.64631in" svg:width="1.60053in" svg:height="0.40391in">
          <draw:text-box>
            <text:p text:style-name="a492" text:class-names="" text:cond-style-name=""><text:span text:style-name="a491" text:class-names="">obj &amp; texture</text:span></text:p>
          </draw:text-box>
          <svg:title/>
          <svg:desc/>
        </draw:frame>
        <draw:connector draw:type="line" svg:x1="9.73316in" svg:y1="2.76408in" draw:start-shape="id98" draw:start-glue-point="2" svg:x2="7.56358in" svg:y2="3.37174in" draw:end-shape="id85" draw:end-glue-point="0" draw:id="id110" draw:style-name="a495" draw:name="Straight Arrow Connector 126">
          <svg:title/>
          <svg:desc/>
        </draw:connector>
        <draw:connector draw:type="line" svg:x1="9.73316in" svg:y1="2.76408in" draw:start-shape="id98" draw:start-glue-point="2" svg:x2="5.35652in" svg:y2="3.37174in" draw:end-shape="id68" draw:end-glue-point="0" draw:id="id111" draw:style-name="a497" draw:name="Straight Arrow Connector 129">
          <svg:title/>
          <svg:desc/>
        </draw:connector>
        <draw:frame draw:id="id112" draw:style-name="a500" draw:name="TextBox 135" svg:x="5.19647in" svg:y="4.53945in" svg:width="1.31308in" svg:height="0.40391in">
          <draw:text-box>
            <text:p text:style-name="a499" text:class-names="" text:cond-style-name=""><text:span text:style-name="a498" text:class-names="">raw data</text:span></text:p>
          </draw:text-box>
          <svg:title/>
          <svg:desc/>
        </draw:frame>
        <draw:frame draw:id="id113" draw:style-name="a503" draw:name="TextBox 136" svg:x="6.82143in" svg:y="5.20035in" svg:width="1.12319in" svg:height="0.40391in">
          <draw:text-box>
            <text:p text:style-name="a502" text:class-names="" text:cond-style-name=""><text:span text:style-name="a501" text:class-names="">Log</text:span></text:p>
          </draw:text-box>
          <svg:title/>
          <svg:desc/>
        </draw:frame>
        <draw:connector draw:type="line" svg:x1="10.55652in" svg:y1="3.75in" draw:start-shape="id75" draw:start-glue-point="1" svg:x2="10.78768in" svg:y2="3.75in" draw:end-shape="id73" draw:end-glue-point="3" draw:id="id114" draw:style-name="a505" draw:name="Straight Arrow Connector 137">
          <svg:title/>
          <svg:desc/>
        </draw:connector>
        <draw:connector draw:type="line" svg:x1="11.88261in" svg:y1="3.75in" draw:start-shape="id73" draw:start-glue-point="1" svg:x2="12.00072in" svg:y2="3.75in" draw:end-shape="id74" draw:end-glue-point="3" draw:id="id115" draw:style-name="a507" draw:name="Straight Arrow Connector 140">
          <svg:title/>
          <svg:desc/>
        </draw:connector>
        <draw:custom-shape svg:x="0.28116in" svg:y="6.96087in" svg:width="5.14493in" svg:height="0.40073in" draw:id="id116" draw:style-name="a510" draw:name="Rectangle 143">
          <svg:title/>
          <svg:desc/>
          <text:p text:style-name="a509" text:class-names="" text:cond-style-name=""><text:span text:style-name="a508" text:class-names="">Test and tools (test et fonction non implémenté)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513" draw:name="TextBox 144" svg:x="5.35514in" svg:y="3.00826in" svg:width="0.9975in" svg:height="0.40391in">
          <draw:text-box>
            <text:p text:style-name="a512" text:class-names="" text:cond-style-name=""><text:span text:style-name="a511" text:class-names="">startup</text:span></text:p>
          </draw:text-box>
          <svg:title/>
          <svg:desc/>
        </draw:frame>
        <draw:frame draw:id="id118" draw:style-name="a516" draw:name="TextBox 145" svg:x="1.6615in" svg:y="4.12305in" svg:width="1.16519in" svg:height="0.40391in">
          <draw:text-box>
            <text:p text:style-name="a515" text:class-names="" text:cond-style-name=""><text:span text:style-name="a514" text:class-names="">lib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466" svg:viewBox="0 0 20 30" svg:d="m10 0-10 30h20z"/>
    <draw:marker draw:name="a403" svg:viewBox="0 0 20 30" svg:d="m10 0-10 30h20z"/>
    <draw:marker draw:name="a468" svg:viewBox="0 0 20 30" svg:d="m10 0-10 30h20z"/>
    <draw:marker draw:name="a405" svg:viewBox="0 0 20 30" svg:d="m10 0-10 30h20z"/>
    <draw:marker draw:name="a413" svg:viewBox="0 0 20 30" svg:d="m10 0-10 30h20z"/>
    <draw:marker draw:name="a415" svg:viewBox="0 0 20 30" svg:d="m10 0-10 30h20z"/>
    <draw:marker draw:name="a494" svg:viewBox="0 0 20 30" svg:d="m10 0-10 30h20z"/>
    <draw:marker draw:name="a496" svg:viewBox="0 0 20 30" svg:d="m10 0-10 30h20z"/>
    <draw:marker draw:name="a436" svg:viewBox="0 0 20 30" svg:d="m10 0-10 30h20z"/>
    <draw:marker draw:name="a443" svg:viewBox="0 0 20 30" svg:d="m10 0-10 30h20z"/>
    <draw:marker draw:name="a504" svg:viewBox="0 0 20 30" svg:d="m10 0-10 30h20z"/>
    <draw:marker draw:name="a445" svg:viewBox="0 0 20 30" svg:d="m10 0-10 30h20z"/>
    <draw:marker draw:name="a451" svg:viewBox="0 0 20 30" svg:d="m10 0-10 30h20z"/>
    <draw:marker draw:name="a506" svg:viewBox="0 0 20 30" svg:d="m10 0-10 30h20z"/>
    <draw:marker draw:name="a453" svg:viewBox="0 0 20 30" svg:d="m10 0-10 30h20z"/>
    <draw:marker draw:name="a447" svg:viewBox="0 0 20 30" svg:d="m10 0-10 30h20z"/>
    <draw:marker draw:name="a449" svg:viewBox="0 0 20 30" svg:d="m10 0-10 30h20z"/>
    <draw:marker draw:name="a455" svg:viewBox="0 0 20 30" svg:d="m10 0-10 30h20z"/>
    <draw:marker draw:name="a46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1/02/202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1/02/2025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1/02/2025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1/02/2025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1/02/2025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1/02/2025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1/02/2025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1/02/2025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1/02/2025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1/02/2025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1/02/2025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1/02/2025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LEVRAY Florian</meta:initial-creator>
    <dc:creator>LEVRAY Florian</dc:creator>
    <meta:creation-date>2025-01-30T20:15:50Z</meta:creation-date>
    <dc:date>2025-02-01T15:12:52Z</dc:date>
    <meta:editing-cycles>1</meta:editing-cycles>
    <meta:editing-duration>PT1620S</meta:editing-duration>
    <meta:document-statistic meta:paragraph-count="40" meta:word-count="69"/>
  </office:meta>
</office:document-meta>
</file>